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21cm"/>
    </style:style>
    <style:style style:name="co2" style:family="table-column">
      <style:table-column-properties fo:break-before="auto" style:column-width="11.0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d Electroluminescent (EL) Tape Strip - 100cm w/two connectors</text:p>
          </table:table-cell>
          <table:table-cell office:value-type="string" calcext:value-type="string">
            <text:p>http://www.adafruit.com/products/445</text:p>
          </table:table-cell>
          <table:table-cell table:style-name="ce4" office:value-type="float" office:value="8.95" calcext:value-type="float">
            <text:p>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wire 2xAA pocket inverter</text:p>
          </table:table-cell>
          <table:table-cell office:value-type="string" calcext:value-type="string">
            <text:p>http://www.adafruit.com/products/317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-line power wire connector (female)</text:p>
          </table:table-cell>
          <table:table-cell office:value-type="string" calcext:value-type="string">
            <text:p>http://www.adafruit.com/products/318</text:p>
          </table:table-cell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-line power wire connector (male)</text:p>
          </table:table-cell>
          <table:table-cell office:value-type="string" calcext:value-type="string">
            <text:p>http://www.adafruit.com/products/319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E.S total</text:p>
          </table:table-cell>
          <table:table-cell table:formula="of:=[.C1]+[.C2]+[.C3]+[.C4]+[.C5]+[.C6]+[.C7]+[.C8]+[.C10]" office:value-type="float" office:value="35.75" calcext:value-type="float">
            <text:p>35,75</text:p>
          </table:table-cell>
        </table:table-row>
        <table:table-row table:style-name="ro1">
          <table:table-cell office:value-type="string" calcext:value-type="string">
            <text:p>In-line power cable 1 meter long extension cord (for EL wire)</text:p>
          </table:table-cell>
          <table:table-cell office:value-type="string" calcext:value-type="string">
            <text:p>http://www.adafruit.com/products/616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string" calcext:value-type="string">
            <text:p>S.S total</text:p>
          </table:table-cell>
          <table:table-cell table:formula="of:=[.C1]+[.C2]+[.C3]+[.C4]+[.C5]+[.C6]+[.C7]+[.C8]+[.C14]" office:value-type="float" office:value="51.79" calcext:value-type="float">
            <text:p>51,79</text:p>
          </table:table-cell>
        </table:table-row>
        <table:table-row table:style-name="ro1">
          <table:table-cell office:value-type="string" calcext:value-type="string">
            <text:p>N-Channel MOSFET 60V 30A</text:p>
          </table:table-cell>
          <table:table-cell office:value-type="string" calcext:value-type="string">
            <text:p>https://www.sparkfun.com/products/10213</text:p>
          </table:table-cell>
          <table:table-cell office:value-type="float" office:value="0.95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GEMMA - Miniature wearable electronic platform</text:p>
          </table:table-cell>
          <table:table-cell office:value-type="string" calcext:value-type="string">
            <text:p>http://www.adafruit.com/products/2470</text:p>
          </table:table-cell>
          <table:table-cell office:value-type="float" office:value="9.95" calcext:value-type="float">
            <text:p>9,95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&lt;&lt; 10 Kohm resistor &gt;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Electroluminescent sol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fruit LED Sequins - Warm White - Pack of 5</text:p>
          </table:table-cell>
          <table:table-cell office:value-type="string" calcext:value-type="string">
            <text:p><text:a xlink:href="http://www.adafruit.com/products/1758" xlink:type="simple">http://www.adafruit.com/products/1758</text:a></text:p>
          </table:table-cell>
          <table:table-cell office:value-type="float" office:value="3.95" calcext:value-type="float">
            <text:p>3,95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&lt;&lt; Diffuse material &gt;&gt;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ce2" office:value-type="string" calcext:value-type="string">
            <text:p>Smoke solutio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icro Water &amp; Air Pump DC 3v - 7.4v</text:p>
          </table:table-cell>
          <table:table-cell office:value-type="string" calcext:value-type="string">
            <text:p>http://www.rc-sub-workshop.com/Details.aspx?id=195</text:p>
          </table:table-cell>
          <table:table-cell office:value-type="float" office:value="19.99" calcext:value-type="float">
            <text:p>19,99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&lt;&lt; E- cigarette &gt;&gt;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6:07:18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6S</meta:editing-duration>
    <meta:editing-cycles>6</meta:editing-cycles>
    <meta:generator>LibreOffice/4.3.1.2$Windows_x86 LibreOffice_project/958349dc3b25111dbca392fbc281a05559ef6848</meta:generator>
    <dc:date>2015-07-27T16:53:49.650000000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